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5bc" officeooo:paragraph-rsid="001255bc"/>
    </style:style>
    <style:style style:name="T1" style:family="text">
      <style:text-properties fo:color="#c9211e"/>
    </style:style>
    <style:style style:name="T2" style:family="text">
      <style:text-properties fo:color="#c9211e" officeooo:rsid="0012bf91"/>
    </style:style>
    <style:style style:name="T3" style:family="text">
      <style:text-properties fo:color="#8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ver se uma coisa ocorre ou não, retornando true ou false, para dada porcentagem é só fazer a atribuição.</text:p>
      <text:p text:style-name="P1"/>
      <text:p text:style-name="P1"><text:span text:style-name="T3">Percentage &gt; Math.random()</text:span>.</text:p>
      <text:p text:style-name="P1"/>
      <text:p text:style-name="P1">Ex: <text:span text:style-name="T1">0.6 &gt;</text:span><text:span text:style-name="T2">=</text:span><text:span text:style-name="T1"> math.random()</text:span> <text:s/>vai retornar 60% das vezes true e 40% das vezes fal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5:59:43.643720906</meta:creation-date>
    <dc:date>2021-07-06T16:03:09.118170727</dc:date>
    <meta:editing-duration>PT3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8" meta:character-count="215" meta:non-whitespace-character-count="179"/>
  </office:meta>
</office:document-meta>
</file>